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Endpoint.ExternalEndpoint( ComponentNameSpace cns , ServiceEndpoint 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dpoint.getAsReferenc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dpoint.getClass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dpoint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